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bcab" officeooo:paragraph-rsid="0012bca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2bcab" officeooo:paragraph-rsid="0012bca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fce3e" officeooo:paragraph-rsid="001fce3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ff383" officeooo:paragraph-rsid="001ff38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65e9f" officeooo:paragraph-rsid="00165e9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c6ec6" officeooo:paragraph-rsid="001c6ec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officeooo:rsid="001e1eca" officeooo:paragraph-rsid="001e1eca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4ddb1" officeooo:paragraph-rsid="0014ddb1" style:font-size-asian="12.25pt" style:font-weight-asian="bold" style:font-size-complex="14pt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weight="bold" officeooo:rsid="001c6ec6" officeooo:paragraph-rsid="001c6ec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65e9f" officeooo:paragraph-rsid="00165e9f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4ddb1" officeooo:paragraph-rsid="0014ddb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ddb1" officeooo:paragraph-rsid="0014ddb1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65e9f" officeooo:paragraph-rsid="00165e9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65e9f" officeooo:paragraph-rsid="00165e9f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9cfcc" officeooo:paragraph-rsid="0019cfcc" style:font-size-asian="10.5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weight="normal" officeooo:rsid="001fce3e" officeooo:paragraph-rsid="001fce3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fce3e" officeooo:paragraph-rsid="001fce3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officeooo:rsid="00165e9f" officeooo:paragraph-rsid="00165e9f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cfcc" officeooo:paragraph-rsid="0019cfc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b2007" officeooo:paragraph-rsid="001b200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c6ec6" officeooo:paragraph-rsid="001c6ec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e1eca" officeooo:paragraph-rsid="001e1ec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fce3e" officeooo:paragraph-rsid="001fce3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bold" officeooo:rsid="001cad5e" officeooo:paragraph-rsid="001cad5e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2pt" fo:font-style="normal" fo:font-weight="bold" officeooo:rsid="001cad5e" officeooo:paragraph-rsid="001cad5e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c6ec6" officeooo:paragraph-rsid="001c6ec6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style="italic" fo:font-weight="bold" officeooo:rsid="001c6ec6" officeooo:paragraph-rsid="001c6ec6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 style:list-style-name="L7">
      <style:paragraph-properties fo:text-align="start" style:justify-single-word="false"/>
      <style:text-properties officeooo:paragraph-rsid="001fce3e"/>
    </style:style>
    <style:style style:name="P29" style:family="paragraph" style:parent-style-name="Standard">
      <style:paragraph-properties fo:text-align="start" style:justify-single-word="false"/>
      <style:text-properties officeooo:paragraph-rsid="001fce3e"/>
    </style:style>
    <style:style style:name="P30" style:family="paragraph" style:parent-style-name="Standard" style:list-style-name="L9">
      <style:paragraph-properties fo:text-align="start" style:justify-single-word="false"/>
      <style:text-properties officeooo:paragraph-rsid="001ff383"/>
    </style:style>
    <style:style style:name="T1" style:family="text">
      <style:text-properties officeooo:rsid="00165e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5e9f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59a8" style:font-weight-asian="normal" style:font-weight-complex="normal"/>
    </style:style>
    <style:style style:name="T9" style:family="text">
      <style:text-properties fo:font-weight="normal" officeooo:rsid="001cad5e" style:font-weight-asian="normal" style:font-weight-complex="normal"/>
    </style:style>
    <style:style style:name="T10" style:family="text">
      <style:text-properties fo:font-size="12pt" fo:font-style="normal" fo:font-weight="normal" officeooo:rsid="001fce3e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b2007"/>
    </style:style>
    <style:style style:name="T14" style:family="text">
      <style:text-properties officeooo:rsid="001c6ec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background-color="#ffff00" loext:char-shading-value="0" style:font-style-asian="normal" style:font-style-complex="normal"/>
    </style:style>
    <style:style style:name="T18" style:family="text">
      <style:text-properties fo:font-style="normal" fo:background-color="#ffff00" loext:char-shading-value="0" style:font-style-asian="normal" style:font-style-complex="normal"/>
    </style:style>
    <style:style style:name="T19" style:family="text">
      <style:text-properties fo:font-style="normal" fo:background-color="#c9211e" loext:char-shading-value="0" style:font-style-asian="normal" style:font-style-complex="normal"/>
    </style:style>
    <style:style style:name="T20" style:family="text">
      <style:text-properties fo:font-style="normal" fo:background-color="#c9211e" loext:char-shading-value="0" style:font-style-asian="normal" style:font-style-complex="normal"/>
    </style:style>
    <style:style style:name="T21" style:family="text">
      <style:text-properties fo:font-size="13pt" fo:font-style="normal" fo:font-weight="normal" officeooo:rsid="001ff383" style:font-size-asian="11.3500003814697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- Understanding Errors</text:p>
      <text:p text:style-name="P2"/>
      <text:p text:style-name="P8">The Anatomy of Error</text:p>
      <text:list xml:id="list2579704462" text:style-name="L1">
        <text:list-item>
          <text:p text:style-name="P11">An error is a type of object built into the JS language. It consists of a name/type and a message.</text:p>
        </text:list-item>
        <text:list-item>
          <text:p text:style-name="P11">An Error will contain information that will assi<text:span text:style-name="T13">w</text:span>st in <text:span text:style-name="T2">locating</text:span> the code respo<text:span text:style-name="T1">nsible for the error, </text:span><text:span text:style-name="T3">determining</text:span><text:span text:style-name="T1"> why the error exists, and </text:span><text:span text:style-name="T3">resolving</text:span><text:span text:style-name="T1"> the error.</text:span></text:p>
        </text:list-item>
      </text:list>
      <text:p text:style-name="P12"/>
      <text:list xml:id="list172244048858697" text:continue-numbering="true" text:style-name="L1">
        <text:list-item>
          <text:p text:style-name="P13">When an error is displayed, it is called 'throwing' an error.</text:p>
          <text:list>
            <text:list-item>
              <text:p text:style-name="P13">The first part of an error displays the type of error.</text:p>
            </text:list-item>
            <text:list-item>
              <text:p text:style-name="P15">The next part of an error will display a message which further clarifies the specific error.</text:p>
            </text:list-item>
            <text:list-item>
              <text:p text:style-name="P15">After the message, it will display the name of the file where the error exists and the line number. </text:p>
              <text:list>
                <text:list-item>
                  <text:p text:style-name="P15">ex. <text:span text:style-name="T12">An error will be displayed like:</text:span></text:p>
                  <text:list>
                    <text:list-item>
                      <text:p text:style-name="P15"><text:span text:style-name="T12">ReferenceError: can't access lexical declaration 'X' before initialization at script.js:5:12</text:span></text:p>
                    </text:list-item>
                  </text:list>
                </text:list-item>
              </text:list>
            </text:list-item>
            <text:list-item>
              <text:p text:style-name="P19">Another part of an error is the stack trace, which tells you when the error was thrown and what functions were called prior to the error.</text:p>
              <text:list>
                <text:list-item>
                  <text:p text:style-name="P20">The stack trace will trace the evolution of an error back to its origin<text:span text:style-name="T14">.</text:span></text:p>
                </text:list-item>
                <text:list-item>
                  <text:p text:style-name="P21">A stack trace may look something like this:</text:p>
                  <text:list>
                    <text:list-item>
                      <text:p text:style-name="P26">at add (script.js:5)</text:p>
                      <text:p text:style-name="P26">at print(script.js:9)</text:p>
                      <text:p text:style-name="P26">at script.js:12</text:p>
                    </text:list-item>
                    <text:list-item>
                      <text:p text:style-name="P21">This tells us that <text:span text:style-name="T12">c is not defined</text:span> in add(), which was on line 5</text:p>
                      <text:p text:style-name="P26">add() was called by print(),<text:span text:style-name="T15"> on line 9</text:span></text:p>
                      <text:p text:style-name="P26">print()<text:span text:style-name="T15"> itself was called on line 12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span text:style-name="T15"/></text:p>
          <text:list>
            <text:list-item>
              <text:list>
                <text:list-header>
                  <text:p text:style-name="P15"><text:span text:style-name="T12"/></text:p>
                </text:list-header>
              </text:list>
            </text:list-item>
          </text:list>
        </text:list-item>
      </text:list>
      <text:p text:style-name="P14"/>
      <text:p text:style-name="P5"><text:span text:style-name="T14">Common </text:span>Types of Errors</text:p>
      <text:p text:style-name="P5"/>
      <text:p text:style-name="P6"><text:tab/><text:span text:style-name="T5">Syntax Error: </text:span><text:span text:style-name="T11">A syntax error occurs when the code you are trying to run is not written <text:tab/>correctly in accordance to the grammatical rules of the language.</text:span></text:p>
      <text:list xml:id="list135913382" text:style-name="L4">
        <text:list-item>
          <text:p text:style-name="P9"><text:span text:style-name="T16">This will throw an error like:</text:span></text:p>
          <text:list>
            <text:list-item>
              <text:p text:style-name="P27"><text:span text:style-name="T7">Uncaught SyntaxError: Invalid or unexpected token</text:span></text:p>
            </text:list-item>
          </text:list>
        </text:list-item>
      </text:list>
      <text:p text:style-name="P10"><text:tab/></text:p>
      <text:p text:style-name="P18"><text:span text:style-name="T2"><text:tab/></text:span><text:span text:style-name="T6">ReferenceError:</text:span><text:span text:style-name="T2"> </text:span><text:span text:style-name="T7">This error is thrown when one refers to a variable that is not </text:span><text:span text:style-name="T8"><text:tab/></text:span><text:span text:style-name="T7">declared and/or initialized within the current scope.</text:span></text:p>
      <text:p text:style-name="P18"><text:span text:style-name="T7"/></text:p>
      <text:p text:style-name="P10"><text:tab/><text:span text:style-name="T5">Type Error:</text:span> <text:span text:style-name="T7">There are multiple reasons where an error will be thrown for this <text:tab/></text:span><text:span text:style-name="T9">t</text:span><text:span text:style-name="T7">ype of error.</text:span></text:p>
      <text:list xml:id="list919582983" text:style-name="L6">
        <text:list-item>
          <text:p text:style-name="P25"><text:span text:style-name="T7">An operand or argument passed to a function is incompatible with the type expected by that operator or function;</text:span></text:p>
        </text:list-item>
        <text:list-item>
          <text:p text:style-name="P25"><text:span text:style-name="T7">When atttempting to modify a value that cannot be changed</text:span></text:p>
        </text:list-item>
        <text:list-item>
          <text:p text:style-name="P25"><text:span text:style-name="T7">When attempting to use a value in an inappropriate way.</text:span></text:p>
        </text:list-item>
      </text:list>
      <text:p text:style-name="P24"><text:span text:style-name="T4"/></text:p>
      <text:p text:style-name="P24"><text:soft-page-break/><text:span text:style-name="T4"><text:tab/></text:span></text:p>
      <text:p text:style-name="P24"><text:span text:style-name="T4"/></text:p>
      <text:p text:style-name="P7">Tips for Resolving Errors</text:p>
      <text:list xml:id="list2854551726" text:style-name="L7">
        <text:list-item>
          <text:p text:style-name="P22">Reading the error carefully and try to understand the type of error, the message, and the location of the error.</text:p>
        </text:list-item>
        <text:list-item>
          <text:p text:style-name="P22">Googling the error can be beneficial, as most likely it will be on StackOverflow or in the documentation.</text:p>
        </text:list-item>
        <text:list-item>
          <text:p text:style-name="P22">Use the debugger to step through the code one line at a time, while watching the values of variables. Using breakpoints allows you to view variables at any given time in the application's execution.</text:p>
        </text:list-item>
        <text:list-item>
          <text:p text:style-name="P23">Make use of the console through <text:span text:style-name="T12">console.log . console.log </text:span>is useful for getting immediate feedback, but the debugger can be used for more involved troubleshooting.</text:p>
          <text:list>
            <text:list-item>
              <text:p text:style-name="P23">There are also other functions such as <text:span text:style-name="T12">console.table() </text:span>and <text:span text:style-name="T12">console.trace()</text:span> which may give more information that may be helpful in debugging.</text:p>
            </text:list-item>
            <text:list-item>
              <text:p text:style-name="P28"><text:a xlink:type="simple" xlink:href="https://www.w3schools.com/jsref/obj_console.asp" text:style-name="Internet_20_link" text:visited-style-name="Visited_20_Internet_20_Link"><text:span text:style-name="T10">The Console Object - Methods</text:span></text:a></text:p>
            </text:list-item>
          </text:list>
        </text:list-item>
      </text:list>
      <text:p text:style-name="P29"><text:span text:style-name="T10"/></text:p>
      <text:p text:style-name="P3"><text:span text:style-name="T15">Errors vs Warnings</text:span></text:p>
      <text:list xml:id="list779492832" text:style-name="L8">
        <text:list-item>
          <text:p text:style-name="P16"><text:span text:style-name="T15">Errors will stop the execution of the program and prevent further action.</text:span></text:p>
        </text:list-item>
        <text:list-item>
          <text:p text:style-name="P16"><text:span text:style-name="T15">Warnings are messages that provides insight on potential problems that may not crash your program at runtime.</text:span></text:p>
          <text:list>
            <text:list-item>
              <text:p text:style-name="P16"><text:span text:style-name="T15">Warnings are less significant then errors, but still should be dealt with, as it may cause potential problems. They act as informational messages.</text:span></text:p>
            </text:list-item>
          </text:list>
        </text:list-item>
        <text:list-item>
          <text:p text:style-name="P16"><text:span text:style-name="T15">Errors are shown in </text:span><text:span text:style-name="T20">red</text:span><text:span text:style-name="T15"> and warnings are shown in </text:span><text:span text:style-name="T18">yellow</text:span><text:span text:style-name="T15">.</text:span></text:p>
        </text:list-item>
      </text:list>
      <text:p text:style-name="P17"><text:span text:style-name="T15"/></text:p>
      <text:p text:style-name="P4"><text:span text:style-name="T15">Additional Resources</text:span></text:p>
      <text:list xml:id="list2760032361" text:style-name="L9">
        <text:list-item>
          <text:p text:style-name="P30"><text:a xlink:type="simple" xlink:href="https://developer.mozilla.org/en-US/docs/Web/JavaScript/Reference/Errors" text:style-name="Internet_20_link" text:visited-style-name="Visited_20_Internet_20_Link"><text:span text:style-name="T21">Javascript Error Reference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6:09:38.474745198</meta:creation-date>
    <dc:date>2021-09-23T17:22:42.432024303</dc:date>
    <meta:editing-duration>PT31M2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565" meta:character-count="3155" meta:non-whitespace-character-count="2658"/>
  </office:meta>
</office:document-meta>
</file>